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4425in" fo:min-width="0.8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366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335in" fo:min-width="0.8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366in" fo:min-width="1.3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457in" fo:min-width="1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457in" fo:min-width="1.4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5366in" fo:min-width="4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457in" fo:min-width="1.5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5457in" fo:min-width="1.3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465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828in" fo:min-width="2.7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39in" fo:min-width="1.1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3209in" fo:min-width="1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428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48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2" draw:name="Shape1" draw:style-name="gr3" draw:text-style-name="P1" svg:width="0.9378in" svg:height="0.4795in" svg:x="4.2591in" svg:y="0.011in"><text:p text:style-name="P1">Test T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1" svg:width="0.9378in" svg:height="0.4898in" svg:x="1.3008in" svg:y="0.0319in"><text:p text:style-name="P1">Learned T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" draw:name="Shape2" draw:style-name="gr2" svg:width="1.698in" svg:height="0.5941in" svg:x="1.0508in" svg:y="0.7154in"><text:p>User Model Gener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12" draw:text-style-name="P1" svg:width="1.2189in" svg:height="0.3752in" svg:x="1.6236in" svg:y="1.8299in"><text:p text:style-name="P1">User Vocabula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13" draw:text-style-name="P1" svg:width="1.2713in" svg:height="0.3543in" svg:x="1.6028in" svg:y="2.2571in"><text:p text:style-name="P1">User Gramm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4" draw:text-style-name="P1" svg:width="1.4378in" svg:height="0.5941in" svg:x="4.1028in" svg:y="0.7256in"><text:p text:style-name="P1">Text Analys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5" draw:text-style-name="P1" svg:width="1.313in" svg:height="0.6043in" svg:x="4.9465in" svg:y="1.7256in"><text:p text:style-name="P1">Textual/Linguistic </text:p><text:p text:style-name="P1">Featur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6" draw:text-style-name="P1" svg:width="1.4898in" svg:height="0.6043in" svg:x="3.3634in" svg:y="1.7339in"><text:p text:style-name="P1">Vocabulary and</text:p><text:p text:style-name="P1">Grammar Structur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7" draw:text-style-name="P1" svg:width="4.0732in" svg:height="0.5941in" svg:x="1.6862in" svg:y="3.1217in"><text:p text:style-name="P1">Shan-Dav-Readabilit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8" draw:text-style-name="P1" svg:width="1.6461in" svg:height="0.6043in" svg:x="2.8319in" svg:y="4.2154in"><text:p text:style-name="P1">Readability Difficulty </text:p><text:p text:style-name="P1">Sco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9" draw:text-style-name="P1" svg:width="1.4067in" svg:height="0.6043in" svg:x="1.0819in" svg:y="4.1839in"><text:p text:style-name="P1">Familiar/Unfamiliar </text:p><text:p text:style-name="P1">Vocabula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9" draw:text-style-name="P1" svg:width="1.4067in" svg:height="0.6043in" svg:x="4.7693in" svg:y="4.1839in"><text:p text:style-name="P1">Familiar/Unfamiliar </text:p><text:p text:style-name="P1">Gramm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10" svg:width="0.1252in" svg:height="0.2815in" svg:x="1.7071in" svg:y="0.38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3" draw:style-name="gr10" svg:width="0.1252in" svg:height="0.2815in" svg:x="4.6236in" svg:y="0.3819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" draw:style-name="gr10" svg:width="0.1252in" svg:height="0.2815in" svg:x="1.7071in" svg:y="1.4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3" draw:style-name="gr10" svg:width="0.1252in" svg:height="0.2815in" svg:x="4.4154in" svg:y="1.3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4" draw:style-name="gr11" svg:width="2.7921in" svg:height="0.9169in" svg:x="0.3736in" svg:y="1.7465in"><text:p>User Profi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3" draw:style-name="gr10" svg:width="0.1252in" svg:height="0.2815in" svg:x="5.1654in" svg:y="1.38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3" draw:style-name="gr14" svg:width="0.1252in" svg:height="0.4898in" svg:x="3.9984in" svg:y="2.4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3" draw:style-name="gr14" svg:width="0.1252in" svg:height="0.4898in" svg:x="5.2799in" svg:y="2.4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3" draw:style-name="gr15" draw:text-style-name="P2" svg:width="0.126in" svg:height="0.2831in" svg:x="2.2484in" svg:y="2.74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1" draw:style-name="gr8" draw:text-style-name="P1" svg:width="1.6461in" svg:height="0.6043in" svg:x="2.8839in" svg:y="5.2154in"><text:p text:style-name="P1">Text Difficulty Lev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3" draw:style-name="gr15" draw:text-style-name="P2" svg:width="0.126in" svg:height="0.2831in" svg:x="2.1654in" svg:y="3.79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3" draw:style-name="gr15" draw:text-style-name="P2" svg:width="0.126in" svg:height="0.2831in" svg:x="3.4465in" svg:y="3.7972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Shape3" draw:style-name="gr15" draw:text-style-name="P2" svg:width="0.126in" svg:height="0.2831in" svg:x="5.1339in" svg:y="3.766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3" draw:style-name="gr15" draw:text-style-name="P2" svg:width="0.126in" svg:height="0.2831in" svg:x="3.561in" svg:y="4.89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2:11:26.968608590</meta:creation-date>
    <dc:date>2017-02-13T09:28:45.040064009</dc:date>
    <meta:editing-duration>PT1H59M54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